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000000" draw:fill="solid" draw:fill-color="#ffffff" draw:textarea-horizontal-align="center" draw:textarea-vertical-align="middle" fo:padding-top="0.075cm" fo:padding-bottom="0.075cm" fo:padding-left="0.2cm" fo:padding-right="0.2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ervice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25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Db">
      <style:graphic-properties draw:textarea-horizontal-align="left" draw:textarea-vertical-align="top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fo:min-height="0.25cm" fo:min-width="0.593cm"/>
    </style:style>
    <style:style style:name="gr9" style:family="graphic" style:parent-style-name="standard">
      <style:graphic-properties svg:stroke-width="0.1cm" svg:stroke-color="#00ae00" draw:marker-start-width="0.35cm" draw:marker-end-width="0.35cm" draw:textarea-horizontal-align="center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width="0cm" svg:stroke-color="#000000" draw:fill="solid" draw:fill-color="#ffffff" draw:textarea-horizontal-align="center" draw:textarea-vertical-align="middle" fo:padding-top="0.075cm" fo:padding-bottom="0.075cm" fo:padding-left="0.2cm" fo:padding-right="0.2cm"/>
    </style:style>
    <style:style style:name="gr11" style:family="graphic" style:parent-style-name="standard">
      <style:graphic-properties draw:stroke="dash" draw:stroke-dash="Ultrafine_20_Dashed" svg:stroke-width="0.1cm" svg:stroke-color="#000000" draw:marker-start-width="0.35cm" draw:marker-end-width="0.35cm" draw:textarea-horizontal-align="center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fo:min-height="0.5cm"/>
    </style:style>
    <style:style style:name="gr13" style:family="graphic" style:parent-style-name="standard">
      <style:graphic-properties draw:stroke="dash" draw:stroke-dash="Ultrafine_20_Dashed" svg:stroke-color="#000000" draw:textarea-horizontal-align="center" draw:textarea-vertical-align="middle"/>
    </style:style>
    <style:style style:name="gr14" style:family="graphic" style:parent-style-name="Db">
      <style:graphic-properties draw:textarea-horizontal-align="center" draw:textarea-vertical-align="middle" draw:auto-grow-height="false"/>
    </style:style>
    <style:style style:name="gr15" style:family="graphic" style:parent-style-name="standard">
      <style:graphic-properties draw:stroke="dash" draw:stroke-dash="Ultrafine_20_Dashed" svg:stroke-color="#00ae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8pt"/>
    </style:style>
    <style:style style:name="P3" style:family="paragraph">
      <style:paragraph-properties fo:text-align="center"/>
      <style:text-properties fo:font-size="8pt"/>
    </style:style>
    <style:style style:name="P4" style:family="paragraph">
      <style:paragraph-properties fo:margin-left="0cm" fo:margin-right="0cm" fo:text-align="center" fo:text-indent="0cm"/>
      <style:text-properties fo:font-size="8pt" style:font-size-asian="8pt"/>
    </style:style>
    <style:style style:name="P5" style:family="paragraph">
      <style:paragraph-properties fo:text-align="center"/>
      <style:text-properties fo:font-size="8pt" style:font-size-asian="8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8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indent="0cm"/>
      <style:text-properties fo:font-size="8pt" style:font-size-asian="8pt"/>
    </style:style>
    <style:style style:name="T1" style:family="text">
      <style:text-properties fo:font-size="8pt"/>
    </style:style>
    <style:style style:name="T2" style:family="text">
      <style:text-properties fo:font-size="8pt" style:font-size-asian="8pt"/>
    </style:style>
    <style:style style:name="T3" style:family="text">
      <style:text-properties fo:font-size="8pt" style:font-size-asian="8pt" style:font-size-complex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3.25cm" svg:height="2.75cm" svg:x="24.5cm" svg:y="2cm">
          <text:p text:style-name="P6"/>
        </draw:rect>
        <draw:custom-shape draw:style-name="gr2" draw:text-style-name="P3" draw:id="id7" draw:layer="layout" svg:width="1cm" svg:height="0.54cm" svg:x="7.95cm" svg:y="8.96cm">
          <text:p text:style-name="P2"><text:span text:style-name="T1">eth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25cm" svg:height="4cm" svg:x="6cm" svg:y="5cm">
          <text:p text:style-name="P6"/>
          <draw:enhanced-geometry svg:viewBox="0 0 21600 21600" draw:glue-points="?f7 0 ?f6 ?f1 0 ?f10 ?f6 21600 ?f4 ?f10 21600 ?f9" draw:path-stretchpoint-x="10800" draw:path-stretchpoint-y="10800" draw:text-areas="0 ?f1 ?f4 ?f12" draw:type="cube" draw:modifiers="3128.020565552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5" draw:id="id15" draw:layer="layout" svg:width="2.4cm" svg:height="1cm" svg:x="7.1cm" svg:y="7.501cm">
          <text:p text:style-name="P4"><text:span text:style-name="T2">LVS</text:span><text:span text:style-name="T2">主</text:span></text:p>
          <text:p text:style-name="P4"><text:span text:style-name="T3">（ロードバランサ）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8" draw:layer="layout" svg:width="1cm" svg:height="0.54cm" svg:x="7.962cm" svg:y="4.422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5cm" svg:height="0.75cm" svg:x="7.5cm" svg:y="6.25cm">
          <text:p text:style-name="P2"><text:span text:style-name="T1">keepalived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0.972cm" svg:height="0.674cm" svg:x="6.055cm" svg:y="5.591cm">
          <draw:text-box>
            <text:p text:style-name="P6">lv1</text:p>
          </draw:text-box>
        </draw:frame>
        <draw:custom-shape draw:style-name="gr2" draw:text-style-name="P3" draw:id="id9" draw:layer="layout" svg:width="1cm" svg:height="0.54cm" svg:x="18.05cm" svg:y="8.966cm">
          <text:p text:style-name="P2"><text:span text:style-name="T1">eth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25cm" svg:height="4cm" svg:x="16.1cm" svg:y="5.006cm">
          <text:p text:style-name="P6"/>
          <draw:enhanced-geometry svg:viewBox="0 0 21600 21600" draw:glue-points="?f7 0 ?f6 ?f1 0 ?f10 ?f6 21600 ?f4 ?f10 21600 ?f9" draw:path-stretchpoint-x="10800" draw:path-stretchpoint-y="10800" draw:text-areas="0 ?f1 ?f4 ?f12" draw:type="cube" draw:modifiers="3128.020565552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5" draw:id="id14" draw:layer="layout" svg:width="2.4cm" svg:height="1cm" svg:x="17.2cm" svg:y="7.507cm">
          <text:p text:style-name="P4"><text:span text:style-name="T2">LVS</text:span><text:span text:style-name="T2">従</text:span></text:p>
          <text:p text:style-name="P4"><text:span text:style-name="T3">（ロードバランサ）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0" draw:layer="layout" svg:width="1cm" svg:height="0.54cm" svg:x="18.062cm" svg:y="4.428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5cm" svg:height="0.75cm" svg:x="17.6cm" svg:y="6.256cm">
          <text:p text:style-name="P2"><text:span text:style-name="T1">keepalived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0.972cm" svg:height="0.674cm" svg:x="16.155cm" svg:y="5.597cm">
          <draw:text-box>
            <text:p text:style-name="P6">lv2</text:p>
          </draw:text-box>
        </draw:frame>
        <draw:frame draw:style-name="gr5" draw:text-style-name="P6" draw:layer="layout" svg:width="4.121cm" svg:height="1.52cm" svg:x="1.5cm" svg:y="1.5cm">
          <draw:text-box>
            <text:p text:style-name="P6">HAS – システム構成図</text:p>
            <text:p text:style-name="P6">0.0.2版</text:p>
            <text:p text:style-name="P6">2008-09-23</text:p>
          </draw:text-box>
        </draw:frame>
        <draw:g>
          <draw:custom-shape draw:style-name="gr3" draw:text-style-name="P1" draw:id="id2" draw:layer="layout" svg:width="1.25cm" svg:height="1.149cm" svg:x="12.864cm" svg:y="1.601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13.958cm" svg:y1="1.813cm" svg:x2="13.02cm" svg:y2="2.594cm">
            <text:p text:style-name="P6"/>
          </draw:line>
          <draw:line draw:style-name="gr6" draw:text-style-name="P1" draw:layer="layout" svg:x1="13.02cm" svg:y1="1.813cm" svg:x2="13.958cm" svg:y2="2.594cm">
            <text:p text:style-name="P6"/>
          </draw:line>
        </draw:g>
        <draw:connector draw:style-name="gr6" draw:text-style-name="P1" draw:layer="layout" svg:x1="13.5cm" svg:y1="3.5cm" svg:x2="13.488cm" svg:y2="2.75cm" draw:start-shape="id1" draw:start-glue-point="0" draw:end-shape="id2" draw:end-glue-point="8">
          <text:p text:style-name="P6"/>
        </draw:connector>
        <draw:custom-shape draw:style-name="gr3" draw:text-style-name="P1" draw:layer="layout" svg:width="8.069cm" svg:height="7.005cm" svg:x="2.681cm" svg:y="12.495cm">
          <text:p text:style-name="P6"/>
          <draw:enhanced-geometry svg:viewBox="0 0 21600 21600" draw:glue-points="?f7 0 ?f6 ?f1 0 ?f10 ?f6 21600 ?f4 ?f10 21600 ?f9" draw:path-stretchpoint-x="10800" draw:path-stretchpoint-y="10800" draw:text-areas="0 ?f1 ?f4 ?f12" draw:type="cube" draw:modifiers="1578.5326862689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5" draw:id="id17" draw:layer="layout" svg:width="2cm" svg:height="0.75cm" svg:x="7.5cm" svg:y="15.5cm">
          <text:p text:style-name="P4"><text:span text:style-name="T3">DB</text:span><text:span text:style-name="T3">主</text:span></text:p>
          <text:p text:style-name="P4"><text:span text:style-name="T3">(MySQL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0.755cm" svg:x="7.5cm" svg:y="13.495cm">
          <text:p text:style-name="P2"><text:span text:style-name="T1">Mail – A</text:span></text:p>
          <text:p text:style-name="P2"><text:span text:style-name="T1">(Postfix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0.755cm" svg:x="3.75cm" svg:y="13.495cm">
          <text:p text:style-name="P2"><text:span text:style-name="T1">WWW – A</text:span></text:p>
          <text:p text:style-name="P2"><text:span text:style-name="T1">(Apache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id="id19" draw:layer="layout" svg:width="2cm" svg:height="0.75cm" svg:x="7.5cm" svg:y="16.5cm">
          <text:p text:style-name="P4"><text:span text:style-name="T2">NFS</text:span><text:span text:style-name="T2">主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" draw:layer="layout" svg:width="1cm" svg:height="0.5cm" svg:x="4.5cm" svg:y="12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id="id21" draw:layer="layout" svg:width="2cm" svg:height="0.755cm" svg:x="7.5cm" svg:y="17.495cm">
          <text:p text:style-name="P4"><text:span text:style-name="T2">syslog</text:span><text:span text:style-name="T2">主</text:span></text:p>
          <text:p text:style-name="P4"><text:span text:style-name="T2">(syslog-ng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637cm" svg:height="7.005cm" svg:x="17.25cm" svg:y="12.495cm">
          <text:p text:style-name="P6"/>
          <draw:enhanced-geometry svg:viewBox="0 0 21600 21600" draw:glue-points="?f7 0 ?f6 ?f1 0 ?f10 ?f6 21600 ?f4 ?f10 21600 ?f9" draw:path-stretchpoint-x="10800" draw:path-stretchpoint-y="10800" draw:text-areas="0 ?f1 ?f4 ?f12" draw:type="cube" draw:modifiers="1578.5326862689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5" draw:id="id16" draw:layer="layout" svg:width="2cm" svg:height="0.75cm" svg:x="18.25cm" svg:y="15.5cm">
          <text:p text:style-name="P4"><text:span text:style-name="T3">DB</text:span><text:span text:style-name="T3">従</text:span></text:p>
          <text:p text:style-name="P4"><text:span text:style-name="T3">(MySQL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0.75cm" svg:x="22.5cm" svg:y="13.5cm">
          <text:p text:style-name="P2"><text:span text:style-name="T1">Mail –B</text:span></text:p>
          <text:p text:style-name="P2"><text:span text:style-name="T1">(Postfix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0.75cm" svg:x="18.25cm" svg:y="13.5cm">
          <text:p text:style-name="P2"><text:span text:style-name="T1">WWW – B</text:span></text:p>
          <text:p text:style-name="P2"><text:span text:style-name="T1">(Apache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id="id18" draw:layer="layout" svg:width="2cm" svg:height="0.75cm" svg:x="18.25cm" svg:y="16.5cm">
          <text:p text:style-name="P4"><text:span text:style-name="T2">NFS</text:span><text:span text:style-name="T2">従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6" draw:layer="layout" svg:width="1.113cm" svg:height="0.5cm" svg:x="20.387cm" svg:y="11.995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id="id20" draw:layer="layout" svg:width="2cm" svg:height="0.75cm" svg:x="18.25cm" svg:y="17.5cm">
          <text:p text:style-name="P4"><text:span text:style-name="T2">syslog</text:span><text:span text:style-name="T2">従</text:span></text:p>
          <text:p text:style-name="P4"><text:span text:style-name="T2">(syslog-ng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4" draw:layer="layout" svg:width="3cm" svg:height="0.5cm" svg:x="12.5cm" svg:y="10.7cm">
          <text:p text:style-name="P6">L2SW(Gb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5" draw:layer="layout" svg:width="1cm" svg:height="0.5cm" svg:x="8cm" svg:y="12cm">
          <text:p text:style-name="P2"><text:span text:style-name="T1">eth0:0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cm" svg:y1="12cm" svg:x2="12.5cm" svg:y2="10.95cm" draw:start-shape="id3" draw:start-glue-point="0" draw:end-shape="id4" draw:end-glue-point="3">
          <text:p text:style-name="P6"/>
        </draw:connector>
        <draw:connector draw:style-name="gr6" draw:text-style-name="P1" draw:layer="layout" svg:x1="8.5cm" svg:y1="12cm" svg:x2="12.5cm" svg:y2="10.95cm" draw:start-shape="id5" draw:start-glue-point="0" draw:end-shape="id4" draw:end-glue-point="3">
          <text:p text:style-name="P6"/>
        </draw:connector>
        <draw:connector draw:style-name="gr6" draw:text-style-name="P1" draw:layer="layout" svg:x1="15.5cm" svg:y1="10.95cm" svg:x2="20.943cm" svg:y2="11.995cm" draw:start-shape="id4" draw:start-glue-point="1" draw:end-shape="id6" draw:end-glue-point="0">
          <text:p text:style-name="P6"/>
        </draw:connector>
        <draw:connector draw:style-name="gr6" draw:text-style-name="P1" draw:layer="layout" draw:line-skew="-0.075cm" svg:x1="8.45cm" svg:y1="9.5cm" svg:x2="14cm" svg:y2="10.7cm" draw:start-shape="id7" draw:start-glue-point="2" draw:end-shape="id4">
          <text:p text:style-name="P6"/>
        </draw:connector>
        <draw:custom-shape draw:style-name="gr7" draw:text-style-name="P2" draw:layer="layout" svg:width="4cm" svg:height="4.5cm" svg:x="21cm" svg:y="14.5cm">
          <text:p text:style-name="P2"><text:span text:style-name="T1">/var/share</text:span></text:p>
          <text:p text:style-name="P2"><text:span text:style-name="T1">(DRBD</text:span><text:span text:style-name="T2">による共有</text:span><text:span text:style-name="T1">)</text:span></text:p>
          <draw:enhanced-geometry svg:viewBox="0 0 88 21600" draw:glue-points="44 ?f6 44 0 0 10800 44 21600 88 10800" draw:text-areas="0 ?f6 88 ?f3" draw:type="can" draw:modifiers="2409.0646522994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id="id1" draw:layer="layout" svg:width="3cm" svg:height="0.5cm" svg:x="12cm" svg:y="3.5cm">
          <text:p text:style-name="P7"><text:span text:style-name="T1">L2SW(100BASE-T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8.462cm" svg:y1="4.422cm" svg:x2="12cm" svg:y2="3.75cm" draw:start-shape="id8" draw:start-glue-point="0" draw:end-shape="id1" draw:end-glue-point="3">
          <text:p text:style-name="P6"/>
        </draw:connector>
        <draw:connector draw:style-name="gr6" draw:text-style-name="P1" draw:layer="layout" draw:line-skew="-0.078cm" svg:x1="18.55cm" svg:y1="9.506cm" svg:x2="14cm" svg:y2="10.7cm" draw:start-shape="id9" draw:start-glue-point="2" draw:end-shape="id4">
          <text:p text:style-name="P6"/>
        </draw:connector>
        <draw:connector draw:style-name="gr6" draw:text-style-name="P1" draw:layer="layout" svg:x1="18.562cm" svg:y1="4.428cm" svg:x2="15cm" svg:y2="3.75cm" draw:start-shape="id10" draw:start-glue-point="0" draw:end-shape="id1" draw:end-glue-point="1">
          <text:p text:style-name="P6"/>
        </draw:connector>
        <draw:frame draw:style-name="gr8" draw:text-style-name="P6" draw:layer="layout" svg:width="1.793cm" svg:height="0.62cm" svg:x="25.707cm" svg:y="2.38cm">
          <draw:text-box>
            <text:p text:style-name="P6">：冗長化</text:p>
          </draw:text-box>
        </draw:frame>
        <draw:line draw:style-name="gr9" draw:text-style-name="P1" draw:layer="layout" svg:x1="25cm" svg:y1="2.75cm" svg:x2="25.75cm" svg:y2="2.75cm">
          <text:p text:style-name="P6"/>
        </draw:line>
        <draw:rect draw:style-name="gr10" draw:text-style-name="P1" draw:layer="layout" svg:width="1.75cm" svg:height="0.5cm" svg:x="25.25cm" svg:y="1.75cm">
          <text:p text:style-name="P8">凡例</text:p>
        </draw:rect>
        <draw:frame draw:style-name="gr8" draw:text-style-name="P6" draw:layer="layout" svg:width="1.425cm" svg:height="0.62cm" svg:x="25.707cm" svg:y="2.88cm">
          <draw:text-box>
            <text:p text:style-name="P6">：通信</text:p>
          </draw:text-box>
        </draw:frame>
        <draw:line draw:style-name="gr11" draw:text-style-name="P1" draw:layer="layout" svg:x1="25cm" svg:y1="3.25cm" svg:x2="25.75cm" svg:y2="3.25cm">
          <text:p text:style-name="P6"/>
        </draw:line>
        <draw:custom-shape draw:style-name="gr4" draw:text-style-name="P3" draw:id="id12" draw:layer="layout" svg:width="2cm" svg:height="0.75cm" svg:x="7.5cm" svg:y="14.5cm">
          <text:p text:style-name="P2"><text:span text:style-name="T1">Heatbeat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3.118cm" svg:height="0.861cm" svg:x="9cm" svg:y="11.639cm">
          <draw:text-box>
            <text:p text:style-name="P9"><text:span text:style-name="T2">フェイルオーバー後は</text:span></text:p>
            <text:p text:style-name="P9"><text:span text:style-name="T2">w102</text:span><text:span text:style-name="T2">に割り当てる</text:span></text:p>
          </draw:text-box>
        </draw:frame>
        <draw:custom-shape draw:style-name="gr4" draw:text-style-name="P3" draw:id="id11" draw:layer="layout" svg:width="2cm" svg:height="0.75cm" svg:x="18.25cm" svg:y="14.5cm">
          <text:p text:style-name="P2"><text:span text:style-name="T1">Heatbeat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8.25cm" svg:y1="14.875cm" svg:x2="9.5cm" svg:y2="14.875cm" draw:start-shape="id11" draw:start-glue-point="3" draw:end-shape="id12" draw:end-glue-point="1">
          <text:p text:style-name="P8"/>
          <text:p text:style-name="P8"/>
          <text:p text:style-name="P8">死活監視</text:p>
        </draw:connector>
        <draw:custom-shape draw:style-name="gr14" draw:text-style-name="P2" draw:layer="layout" svg:width="1.5cm" svg:height="1cm" svg:x="21.25cm" svg:y="16cm">
          <text:p text:style-name="P2"><text:span text:style-name="T1">mysql</text:span></text:p>
          <draw:enhanced-geometry svg:viewBox="0 0 88 21600" draw:glue-points="44 ?f6 44 0 0 10800 44 21600 88 10800" draw:text-areas="0 ?f6 88 ?f3" draw:type="can" draw:modifiers="5310.0599600266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2" draw:layer="layout" svg:width="1.5cm" svg:height="1cm" svg:x="23.25cm" svg:y="16cm">
          <text:p text:style-name="P2"><text:span text:style-name="T1">nfs</text:span></text:p>
          <draw:enhanced-geometry svg:viewBox="0 0 88 21600" draw:glue-points="44 ?f6 44 0 0 10800 44 21600 88 10800" draw:text-areas="0 ?f6 88 ?f3" draw:type="can" draw:modifiers="5310.0599600266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2" draw:layer="layout" svg:width="1.5cm" svg:height="1cm" svg:x="21.25cm" svg:y="17.5cm">
          <text:p text:style-name="P2"><text:span text:style-name="T1">log</text:span></text:p>
          <draw:enhanced-geometry svg:viewBox="0 0 88 21600" draw:glue-points="44 ?f6 44 0 0 10800 44 21600 88 10800" draw:text-areas="0 ?f6 88 ?f3" draw:type="can" draw:modifiers="5310.0599600266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2" draw:layer="layout" svg:width="4cm" svg:height="4.5cm" svg:x="3cm" svg:y="14.5cm">
          <text:p text:style-name="P2"><text:span text:style-name="T1">/var/share</text:span></text:p>
          <text:p text:style-name="P2"><text:span text:style-name="T1">(DRBD</text:span><text:span text:style-name="T2">による共有</text:span><text:span text:style-name="T1">)</text:span></text:p>
          <draw:enhanced-geometry svg:viewBox="0 0 88 21600" draw:glue-points="44 ?f6 44 0 0 10800 44 21600 88 10800" draw:text-areas="0 ?f6 88 ?f3" draw:type="can" draw:modifiers="2409.0646522994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2" draw:layer="layout" svg:width="1.5cm" svg:height="1cm" svg:x="3.25cm" svg:y="16cm">
          <text:p text:style-name="P2"><text:span text:style-name="T1">mysql</text:span></text:p>
          <draw:enhanced-geometry svg:viewBox="0 0 88 21600" draw:glue-points="44 ?f6 44 0 0 10800 44 21600 88 10800" draw:text-areas="0 ?f6 88 ?f3" draw:type="can" draw:modifiers="5310.0599600266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2" draw:layer="layout" svg:width="1.5cm" svg:height="1cm" svg:x="5.25cm" svg:y="16cm">
          <text:p text:style-name="P2"><text:span text:style-name="T1">nfs</text:span></text:p>
          <draw:enhanced-geometry svg:viewBox="0 0 88 21600" draw:glue-points="44 ?f6 44 0 0 10800 44 21600 88 10800" draw:text-areas="0 ?f6 88 ?f3" draw:type="can" draw:modifiers="5310.0599600266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2" draw:layer="layout" svg:width="1.5cm" svg:height="1cm" svg:x="3.25cm" svg:y="17.5cm">
          <text:p text:style-name="P2"><text:span text:style-name="T1">log</text:span></text:p>
          <draw:enhanced-geometry svg:viewBox="0 0 88 21600" draw:glue-points="44 ?f6 44 0 0 10800 44 21600 88 10800" draw:text-areas="0 ?f6 88 ?f3" draw:type="can" draw:modifiers="5310.0599600266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draw:id="id23" draw:layer="layout" svg:width="2cm" svg:height="0.75cm" svg:x="7.5cm" svg:y="18.5cm">
          <text:p text:style-name="P2"><text:span text:style-name="T1">DNS</text:span><text:span text:style-name="T2">主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id="id22" draw:layer="layout" svg:width="2cm" svg:height="0.75cm" svg:x="18.25cm" svg:y="18.5cm">
          <text:p text:style-name="P2"><text:span text:style-name="T1">DNS</text:span><text:span text:style-name="T2">従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3" draw:layer="layout" svg:width="1cm" svg:height="0.5cm" svg:x="9.5cm" svg:y="4.5cm">
          <text:p text:style-name="P2"><text:span text:style-name="T1">eth0:0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3.118cm" svg:height="0.861cm" svg:x="10.498cm" svg:y="4.139cm">
          <draw:text-box>
            <text:p text:style-name="P9"><text:span text:style-name="T2">フェイルオーバー後は</text:span></text:p>
            <text:p text:style-name="P9"><text:span text:style-name="T2">lv2</text:span><text:span text:style-name="T2">に割り当てる</text:span></text:p>
          </draw:text-box>
        </draw:frame>
        <draw:connector draw:style-name="gr6" draw:text-style-name="P1" draw:layer="layout" svg:x1="10cm" svg:y1="4.5cm" svg:x2="12cm" svg:y2="3.75cm" draw:start-shape="id13" draw:start-glue-point="0" draw:end-shape="id1" draw:end-glue-point="3">
          <text:p text:style-name="P6"/>
        </draw:connector>
        <draw:frame draw:style-name="gr5" draw:text-style-name="P6" draw:layer="layout" svg:width="1.378cm" svg:height="0.674cm" svg:x="17.25cm" svg:y="13cm">
          <draw:text-box>
            <text:p text:style-name="P6">w102</text:p>
          </draw:text-box>
        </draw:frame>
        <draw:frame draw:style-name="gr5" draw:text-style-name="P6" draw:layer="layout" svg:width="1.378cm" svg:height="0.674cm" svg:x="2.622cm" svg:y="13cm">
          <draw:text-box>
            <text:p text:style-name="P6">w101</text:p>
          </draw:text-box>
        </draw:frame>
        <draw:connector draw:style-name="gr15" draw:text-style-name="P1" draw:layer="layout" svg:x1="17.2cm" svg:y1="8.007cm" svg:x2="9.5cm" svg:y2="8.001cm" draw:start-shape="id14" draw:start-glue-point="3" draw:end-shape="id15">
          <text:p text:style-name="P6"/>
        </draw:connector>
        <draw:connector draw:style-name="gr15" draw:text-style-name="P1" draw:layer="layout" svg:x1="18.25cm" svg:y1="15.875cm" svg:x2="9.5cm" svg:y2="15.875cm" draw:start-shape="id16" draw:start-glue-point="3" draw:end-shape="id17" draw:end-glue-point="1">
          <text:p text:style-name="P6"/>
        </draw:connector>
        <draw:connector draw:style-name="gr15" draw:text-style-name="P1" draw:layer="layout" svg:x1="18.25cm" svg:y1="16.875cm" svg:x2="9.5cm" svg:y2="16.875cm" draw:start-shape="id18" draw:start-glue-point="3" draw:end-shape="id19" draw:end-glue-point="1">
          <text:p text:style-name="P6"/>
        </draw:connector>
        <draw:connector draw:style-name="gr15" draw:text-style-name="P1" draw:layer="layout" svg:x1="18.25cm" svg:y1="17.875cm" svg:x2="9.5cm" svg:y2="17.872cm" draw:start-shape="id20" draw:start-glue-point="3" draw:end-shape="id21" draw:end-glue-point="1">
          <text:p text:style-name="P6"/>
        </draw:connector>
        <draw:connector draw:style-name="gr15" draw:text-style-name="P1" draw:layer="layout" svg:x1="18.25cm" svg:y1="18.875cm" svg:x2="9.5cm" svg:y2="18.875cm" draw:start-shape="id22" draw:end-shape="id23" draw:end-glue-point="1">
          <text:p text:style-name="P6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S PMincho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1cm" svg:stroke-color="#4c4c4c" draw:marker-start-width="0.45cm" draw:marker-start-center="false" draw:marker-end-width="0.45cm" draw:marker-end-center="false" draw:fill="solid" draw:fill-color="#c0c0c0" draw:fill-gradient-name="Gradient_20_7" draw:fill-hatch-name="Hatch_20_1" draw:fill-image-name="Bitmape_20_1" draw:fill-image-width="0cm" draw:fill-image-height="0cm" draw:auto-grow-width="tru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.5pt" fo:font-style="normal" fo:text-shadow="none" style:text-underline-style="none" fo:font-weight="normal" style:letter-kerning="true" style:font-family-asian="'MS PGothic'" style:font-family-generic-asian="system" style:font-pitch-asian="variable" style:font-size-asian="10.5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ervice" style:family="graphic" style:parent-style-name="standard">
      <style:graphic-properties draw:fill-color="#99ccff"/>
    </style:style>
    <style:style style:name="Db" style:family="graphic" style:parent-style-name="standard">
      <style:graphic-properties draw:fill-color="#ffffff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initial-creator>Kouji Takao</meta:initial-creator>
    <meta:creation-date>2008-08-09T15:09:52</meta:creation-date>
    <dc:creator>高尾 宏治</dc:creator>
    <dc:date>2008-09-23T09:52:04</dc:date>
    <dc:language>en-US</dc:language>
    <meta:editing-cycles>83</meta:editing-cycles>
    <meta:editing-duration>P1DT11H43M44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object-count="72"/>
  </office:meta>
</office:document-meta>
</file>